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76e2" officeooo:paragraph-rsid="00047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contrib/aldryn-forms/aldryn_forms/views.py</text:p>
      <text:p text:style-name="P1">změnit:</text:p>
      <text:p text:style-name="P1">from cms.utils.page import get_page_from_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1:12:07.742108608</meta:creation-date>
    <dc:date>2019-01-01T11:13:09.191220361</dc:date>
    <meta:editing-duration>PT1M1S</meta:editing-duration>
    <meta:editing-cycles>1</meta:editing-cycles>
    <meta:document-statistic meta:table-count="0" meta:image-count="0" meta:object-count="0" meta:page-count="1" meta:paragraph-count="3" meta:word-count="6" meta:character-count="98" meta:non-whitespace-character-count="95"/>
    <meta:generator>LibreOffice/5.1.6.2$Linux_X86_64 LibreOffice_project/10m0$Build-2</meta:generator>
  </office:meta>
</office:document-meta>
</file>